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512cm" fo:min-width="3.564cm"/>
    </style:style>
    <style:style style:name="gr2" style:family="graphic" style:parent-style-name="standard" style:list-style-name="L2">
      <style:graphic-properties draw:stroke="none" draw:fill-color="#ffffff" draw:textarea-horizontal-align="justify" draw:textarea-vertical-align="top" draw:auto-grow-height="false" fo:min-height="6.608cm" fo:min-width="3.564cm"/>
    </style:style>
    <style:style style:name="gr3" style:family="graphic" style:parent-style-name="standard">
      <style:graphic-properties draw:stroke="none" draw:fill-color="#dddddd" draw:textarea-horizontal-align="justify" draw:textarea-vertical-align="middle" draw:auto-grow-height="false" fo:min-height="0.512cm" fo:min-width="3.564cm"/>
    </style:style>
    <style:style style:name="gr4" style:family="graphic" style:parent-style-name="standard">
      <style:graphic-properties draw:stroke="none" draw:stroke-dash="Ultrafine_20_2_20_Dots_20_3_20_Dashes" draw:fill-color="#ffffff" draw:textarea-horizontal-align="justify" draw:textarea-vertical-align="top" draw:auto-grow-height="false" fo:min-height="4.322cm" fo:min-width="3.564cm"/>
    </style:style>
    <style:style style:name="gr5" style:family="graphic" style:parent-style-name="standard">
      <style:graphic-properties draw:stroke="none" draw:fill-color="#ffffff" draw:textarea-horizontal-align="justify" draw:textarea-vertical-align="top" draw:auto-grow-height="false" fo:min-height="1.528cm" fo:min-width="3.564cm"/>
    </style:style>
    <style:style style:name="gr6" style:family="graphic" style:parent-style-name="standard">
      <style:graphic-properties draw:stroke="none" draw:fill-color="#ffffff" draw:textarea-horizontal-align="justify" draw:textarea-vertical-align="top" draw:auto-grow-height="false" fo:min-height="3.56cm" fo:min-width="3.564cm"/>
    </style:style>
    <style:style style:name="gr7" style:family="graphic" style:parent-style-name="standard">
      <style:graphic-properties svg:stroke-color="#00a65d" draw:textarea-vertical-align="middle"/>
    </style:style>
    <style:style style:name="gr8" style:family="graphic" style:parent-style-name="standard">
      <style:graphic-properties draw:stroke="none" svg:stroke-color="#00a65d" draw:fill="none" draw:fill-color="#ffffff" draw:textarea-horizontal-align="left" draw:auto-grow-height="true" draw:auto-grow-width="true" fo:min-height="0.395cm" fo:min-width="0.586cm"/>
    </style:style>
    <style:style style:name="gr9" style:family="graphic" style:parent-style-name="standard">
      <style:graphic-properties svg:stroke-color="#0066b3" draw:fill-color="#ffffff" draw:textarea-vertical-align="middle"/>
    </style:style>
    <style:style style:name="gr10" style:family="graphic" style:parent-style-name="standard">
      <style:graphic-properties draw:stroke="none" svg:stroke-color="#0066b3" draw:fill="none" draw:fill-color="#ffffff" draw:textarea-horizontal-align="left" draw:auto-grow-height="true" draw:auto-grow-width="true" fo:min-height="0.395cm" fo:min-width="0.586cm"/>
    </style:style>
    <style:style style:name="gr11" style:family="graphic" style:parent-style-name="standard">
      <style:graphic-properties svg:stroke-color="#f58220" draw:textarea-vertical-align="middle"/>
    </style:style>
    <style:style style:name="gr12" style:family="graphic" style:parent-style-name="standard">
      <style:graphic-properties draw:stroke="none" svg:stroke-color="#f58220" draw:fill="none" draw:fill-color="#ffffff" draw:textarea-horizontal-align="left" draw:auto-grow-height="true" draw:auto-grow-width="true" fo:min-height="0.395cm" fo:min-width="0.586cm"/>
    </style:style>
    <style:style style:name="gr13" style:family="graphic" style:parent-style-name="standard">
      <style:graphic-properties draw:stroke="solid" svg:stroke-width="0.018cm" svg:stroke-color="#ed1c24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draw:stroke="none" svg:stroke-color="#ed1c24" draw:fill="none" draw:fill-color="#ffffff" draw:textarea-horizontal-align="left" draw:auto-grow-height="true" draw:auto-grow-width="true" fo:min-height="0.395cm" fo:min-width="0.586cm"/>
    </style:style>
    <style:style style:name="gr15" style:family="graphic" style:parent-style-name="standard">
      <style:graphic-properties draw:stroke="none" draw:fill-color="#dddddd" draw:opacity="80%" draw:textarea-horizontal-align="justify" draw:textarea-vertical-align="middle" draw:auto-grow-height="false" fo:min-height="0.204cm" fo:min-width="4.526cm"/>
    </style:style>
    <style:style style:name="gr16" style:family="graphic" style:parent-style-name="standard">
      <style:graphic-properties draw:stroke="none" draw:fill-color="#ffffff" draw:opacity="80%" draw:textarea-horizontal-align="justify" draw:textarea-vertical-align="top" draw:auto-grow-height="false" fo:min-height="1.02cm" fo:min-width="4.52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8" style:family="graphic" style:parent-style-name="standard">
      <style:graphic-properties draw:stroke="solid" svg:stroke-width="0.028cm" svg:stroke-color="#bd7cb5" draw:marker-start-width="0.242cm" draw:marker-end-width="0.242cm" draw:fill="none" draw:fill-color="#ffffff" draw:auto-grow-height="true" draw:auto-grow-width="false" fo:max-height="0cm" fo:min-height="1.577cm" fo:padding-top="0.139cm" fo:padding-bottom="0.139cm" fo:padding-left="0.264cm" fo:padding-right="0.264cm"/>
    </style:style>
    <style:style style:name="gr19" style:family="graphic" style:parent-style-name="objectwithoutfill">
      <style:graphic-properties svg:stroke-width="0.028cm" svg:stroke-color="#bd7cb5" draw:marker-start="Circle_20_unfilled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draw:stroke="dash" draw:stroke-dash="Fine_20_Dashed" svg:stroke-color="#ed1c24" draw:textarea-vertical-align="middle"/>
    </style:style>
    <style:style style:name="gr21" style:family="graphic" style:parent-style-name="standard">
      <style:graphic-properties draw:stroke="dash" draw:stroke-dash="Fine_20_Dashed" svg:stroke-color="#ed1c24" draw:fill="none" draw:fill-color="#ffffff" draw:textarea-horizontal-align="justify" draw:textarea-vertical-align="middle" draw:auto-grow-height="false" fo:min-height="0.392cm" fo:min-width="1.324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-color="#ffffff"/>
      <style:paragraph-properties fo:text-align="center"/>
      <style:text-properties fo:color="#000000" fo:font-size="10pt" style:font-size-asian="10pt" style:font-size-complex="10pt"/>
    </style:style>
    <style:style style:name="P4" style:family="paragraph">
      <loext:graphic-properties draw:fill-color="#dddddd"/>
      <style:paragraph-properties fo:text-align="center"/>
      <style:text-properties fo:color="#000000" fo:font-size="12pt" fo:font-weight="bold" fo:background-color="#cccccc" style:font-size-asian="12pt" style:font-weight-asian="bold" style:font-size-complex="12pt" style:font-weight-complex="bold"/>
    </style:style>
    <style:style style:name="P5" style:family="paragraph">
      <loext:graphic-properties draw:fill-color="#ffffff"/>
      <style:paragraph-properties fo:text-align="center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dddddd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color="#00a65d"/>
    </style:style>
    <style:style style:name="P8" style:family="paragraph">
      <loext:graphic-properties draw:fill="none" draw:fill-color="#ffffff"/>
      <style:text-properties fo:color="#00a65d" fo:font-size="10pt" style:font-size-asian="12pt" style:font-size-complex="12pt"/>
    </style:style>
    <style:style style:name="P9" style:family="paragraph">
      <loext:graphic-properties draw:fill-color="#ffffff"/>
      <style:paragraph-properties fo:text-align="center"/>
      <style:text-properties fo:color="#0066b3"/>
    </style:style>
    <style:style style:name="P10" style:family="paragraph">
      <loext:graphic-properties draw:fill="none" draw:fill-color="#ffffff"/>
      <style:text-properties fo:color="#0066b3" fo:font-size="10pt" style:font-size-asian="12pt" style:font-size-complex="12pt"/>
    </style:style>
    <style:style style:name="P11" style:family="paragraph">
      <style:paragraph-properties fo:text-align="center"/>
      <style:text-properties fo:color="#f58220"/>
    </style:style>
    <style:style style:name="P12" style:family="paragraph">
      <loext:graphic-properties draw:fill="none" draw:fill-color="#ffffff"/>
      <style:text-properties fo:color="#f58220" fo:font-size="10pt" style:font-size-asian="12pt" style:font-size-complex="12pt"/>
    </style:style>
    <style:style style:name="P13" style:family="paragraph">
      <loext:graphic-properties draw:fill-color="#ffffff"/>
      <style:paragraph-properties fo:text-align="center"/>
      <style:text-properties fo:color="#ed1c24"/>
    </style:style>
    <style:style style:name="P14" style:family="paragraph">
      <loext:graphic-properties draw:fill="none" draw:fill-color="#ffffff"/>
      <style:text-properties fo:color="#ed1c24" fo:font-size="10pt" style:font-size-asian="12pt" style:font-size-complex="12pt"/>
    </style:style>
    <style:style style:name="P15" style:family="paragraph">
      <loext:graphic-properties draw:fill-color="#dddddd" draw:opacity="80%"/>
      <style:paragraph-properties fo:text-align="center"/>
      <style:text-properties fo:color="#000000" fo:font-size="10.5pt" fo:font-weight="bold" style:font-size-asian="10.5pt" style:font-weight-asian="bold" style:font-size-complex="10.5pt" style:font-weight-complex="bold"/>
    </style:style>
    <style:style style:name="P16" style:family="paragraph">
      <loext:graphic-properties draw:fill-color="#ffffff" draw:opacity="80%"/>
      <style:paragraph-properties fo:text-align="center"/>
      <style:text-properties fo:color="#000000" fo:font-size="8pt" fo:font-weight="normal" style:font-size-asian="8pt" style:font-weight-asian="normal" style:font-size-complex="8pt" style:font-weight-complex="normal"/>
    </style:style>
    <style:style style:name="P17" style:family="paragraph"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style:paragraph-properties fo:text-align="center"/>
      <style:text-properties fo:color="#a3238e"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/>
      <style:text-properties fo:color="#a3238e" fo:font-size="10pt" style:font-size-asian="10pt" style:font-size-complex="10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3" style:family="paragraph">
      <loext:graphic-properties draw:fill-color="#ffffff"/>
    </style:style>
    <style:style style:name="T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666666" fo:font-size="6pt" style:font-size-asian="6pt" style:font-size-complex="6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fo:color="#666666" fo:font-size="8pt" style:text-underline-style="none" fo:font-weight="normal" style:font-size-asian="8pt" style:font-weight-asian="normal" style:font-size-complex="8pt" style:font-weight-complex="normal"/>
    </style:style>
    <style:style style:name="T8" style:family="text">
      <style:text-properties fo:color="#ed1c24" fo:font-size="8pt" style:text-underline-style="none" fo:font-weight="normal" style:font-size-asian="8pt" style:font-weight-asian="normal" style:font-size-complex="8pt" style:font-weight-complex="normal"/>
    </style:style>
    <style:style style:name="T9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color="#0066b3" fo:font-size="8pt" style:text-underline-style="none" fo:font-weight="normal" style:font-size-asian="8pt" style:font-weight-asian="normal" style:font-size-complex="8pt" style:font-weight-complex="normal"/>
    </style:style>
    <style:style style:name="T11" style:family="text">
      <style:text-properties fo:color="#666666" fo:font-size="6pt" fo:font-weight="normal" style:font-size-asian="6pt" style:font-weight-asian="normal" style:font-size-complex="6pt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a65d" fo:font-size="8pt" style:text-underline-style="none" fo:font-weight="normal" style:font-size-asian="8pt" style:font-weight-asian="normal" style:font-size-complex="8pt" style:font-weight-complex="normal"/>
    </style:style>
    <style:style style:name="T14" style:family="text">
      <style:text-properties fo:color="#f58220" fo:font-size="8pt" style:text-underline-style="none" fo:font-weight="normal" style:font-size-asian="8pt" style:font-weight-asian="normal" style:font-size-complex="8pt" style:font-weight-complex="normal"/>
    </style:style>
    <style:style style:name="T15" style:family="text">
      <style:text-properties fo:color="#00a65d" fo:font-size="10pt" style:font-size-asian="12pt" style:font-size-complex="12pt"/>
    </style:style>
    <style:style style:name="T16" style:family="text">
      <style:text-properties fo:color="#0066b3" fo:font-size="10pt" style:font-size-asian="12pt" style:font-size-complex="12pt"/>
    </style:style>
    <style:style style:name="T17" style:family="text">
      <style:text-properties fo:color="#f58220" fo:font-size="10pt" style:font-size-asian="12pt" style:font-size-complex="12pt"/>
    </style:style>
    <style:style style:name="T18" style:family="text">
      <style:text-properties fo:color="#ed1c24" fo:font-size="10pt" style:font-size-asian="12pt" style:font-size-complex="12pt"/>
    </style:style>
    <style:style style:name="T19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20" style:family="text">
      <style:text-properties fo:color="#000000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T21" style:family="text">
      <style:text-properties fo:color="#000000" fo:font-size="8pt" style:text-underline-style="none" fo:font-weight="bold" style:font-size-asian="8pt" style:font-weight-asian="bold" style:font-size-complex="8pt" style:font-weight-complex="bold"/>
    </style:style>
    <style:style style:name="T22" style:family="text">
      <style:text-properties fo:color="#000000" fo:font-size="8pt" style:text-underline-style="none" fo:font-weight="normal" style:font-size-asian="8pt" style:font-weight-asian="normal" style:font-size-complex="8pt" style:font-weight-complex="normal"/>
    </style:style>
    <style:style style:name="T23" style:family="text">
      <style:text-properties fo:color="#80808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5" style:family="text">
      <style:text-properties fo:font-size="10pt" style:text-underline-style="none" style:font-size-asian="10pt" style:font-size-complex="10pt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0pt" fo:font-weight="normal" style:font-size-asian="10pt" style:font-weight-asian="normal" style:font-size-complex="10pt" style:font-weight-complex="normal"/>
    </style:style>
    <style:style style:name="T28" style:family="text">
      <style:text-properties fo:color="#a3238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9" style:family="text">
      <style:text-properties fo:color="#a3238e" fo:font-size="10pt" style:font-size-asian="10pt" style:font-size-complex="10pt"/>
    </style:style>
    <style:style style:name="T30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g>
          <draw:glue-point draw:id="4" svg:x="5cm" svg:y="-3.461cm"/>
          <draw:custom-shape draw:style-name="gr1" draw:text-style-name="P2" draw:layer="layout" svg:width="4.064cm" svg:height="0.762cm" svg:x="0.508cm" svg:y="1.016cm">
            <text:p text:style-name="P1"><text:span text:style-name="T1">CustomUs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064cm" svg:height="6.858cm" svg:x="0.508cm" svg:y="1.778cm">
            <text:p text:style-name="P1"><text:span text:style-name="T2">id</text:span></text:p>
            <text:p text:style-name="P1"><text:span text:style-name="T3">email</text:span></text:p>
            <text:p text:style-name="P1"><text:span text:style-name="T3">username</text:span></text:p>
            <text:p text:style-name="P1"><text:span text:style-name="T3">password</text:span></text:p>
            <text:p text:style-name="P1"><text:span text:style-name="T3">first_name</text:span></text:p>
            <text:p text:style-name="P1"><text:span text:style-name="T3">last_name</text:span></text:p>
            <text:p text:style-name="P1"><text:span text:style-name="T3"/></text:p>
            <text:p text:style-name="P1"><text:span text:style-name="T3">is_profile </text:span><text:span text:style-name="T4">(default=False)</text:span></text:p>
            <text:p text:style-name="P1"><text:span text:style-name="T5">is_staff</text:span></text:p>
            <text:p text:style-name="P1"><text:span text:style-name="T5">is_superuser</text:span></text:p>
            <text:p text:style-name="P1"><text:span text:style-name="T5">is_active</text:span></text:p>
            <text:p text:style-name="P1"><text:span text:style-name="T3">last_login</text:span></text:p>
            <text:p text:style-name="P1"><text:span text:style-name="T3">date_joined</text:span></text:p>
            <text:p text:style-name="P1"><text:span text:style-name="T3"/></text:p>
            <text:p text:style-name="P1"><text:span text:style-name="T3">is_anonymous</text:span></text:p>
            <text:p text:style-name="P1"><text:span text:style-name="T3">is_authenticated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glue-point draw:id="4" svg:x="-5cm" svg:y="-1.666cm" draw:escape-direction="left"/>
          <draw:glue-point draw:id="5" svg:x="-5cm" svg:y="1.666cm"/>
          <draw:custom-shape draw:style-name="gr3" draw:text-style-name="P4" draw:layer="layout" svg:width="4.064cm" svg:height="0.762cm" svg:x="7.366cm" svg:y="5.126cm">
            <text:p text:style-name="P1"><text:span text:style-name="T1">Profil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4.064cm" svg:height="4.572cm" svg:x="7.366cm" svg:y="5.888cm">
            <text:p text:style-name="P1"><text:span text:style-name="T2"/></text:p>
            <text:p text:style-name="P1"><text:span text:style-name="T6">user</text:span><text:span text:style-name="T7"> </text:span><text:span text:style-name="T8">(onetoone)</text:span></text:p>
            <text:p text:style-name="P1"><text:span text:style-name="T9">birthdate</text:span></text:p>
            <text:p text:style-name="P1"><text:span text:style-name="T9">picture</text:span></text:p>
            <text:p text:style-name="P1"><text:span text:style-name="T9">global_level</text:span></text:p>
            <text:p text:style-name="P1"><text:span text:style-name="T9">availability_area</text:span></text:p>
            <text:p text:style-name="P1"><text:span text:style-name="T5">activities </text:span><text:span text:style-name="T10">(manytomany)</text:span></text:p>
            <text:p text:style-name="P1"><text:span text:style-name="T9">technical_level</text:span></text:p>
            <text:p text:style-name="P1"><text:span text:style-name="T9">last_update</text:span></text:p>
            <text:p text:style-name="P1"><text:span text:style-name="T5">public_profile </text:span><text:span text:style-name="T11">(default=True)</text:span></text:p>
            <text:p text:style-name="P1"><text:span text:style-name="T9"/></text:p>
            <draw:enhanced-geometry svg:viewBox="0 0 21600 21600" draw:type="rectangle" draw:enhanced-path="M 0 0 L 21600 0 21600 21600 0 21600 0 0 Z N"/>
          </draw:custom-shape>
        </draw:g>
        <draw:g xml:id="id2" draw:id="id2">
          <draw:glue-point draw:id="4" svg:x="-5cm" svg:y="-1cm"/>
          <draw:custom-shape draw:style-name="gr3" draw:text-style-name="P6" draw:layer="layout" svg:width="4.064cm" svg:height="0.762cm" svg:x="12.954cm" svg:y="10.46cm">
            <text:p text:style-name="P1"><text:span text:style-name="T1">Activ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4.064cm" svg:height="1.778cm" svg:x="12.954cm" svg:y="11.222cm">
            <text:p text:style-name="P1"><text:span text:style-name="T2">id</text:span></text:p>
            <text:p text:style-name="P1"><text:span text:style-name="T9">name</text:span></text:p>
            <text:p text:style-name="P1"><text:span text:style-name="T9">level_type</text:span></text:p>
            <text:p text:style-name="P1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" draw:id="id1">
          <draw:glue-point draw:id="4" svg:x="-5cm" svg:y="1.666cm"/>
          <draw:glue-point draw:id="5" svg:x="-5cm" svg:y="2.777cm"/>
          <draw:custom-shape draw:style-name="gr3" draw:text-style-name="P6" draw:layer="layout" svg:width="4.064cm" svg:height="0.762cm" svg:x="18.542cm" svg:y="1.062cm">
            <text:p text:style-name="P1"><text:span text:style-name="T1">Outing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.064cm" svg:height="3.81cm" svg:x="18.542cm" svg:y="1.824cm">
            <text:p text:style-name="P1"><text:span text:style-name="T2">id</text:span></text:p>
            <text:p text:style-name="P1"><text:span text:style-name="T9">title</text:span></text:p>
            <text:p text:style-name="P1"><text:span text:style-name="T9">description</text:span></text:p>
            <text:p text:style-name="P1"><text:span text:style-name="T9">start_date</text:span></text:p>
            <text:p text:style-name="P1"><text:span text:style-name="T9">end_date</text:span></text:p>
            <text:p text:style-name="P1"><text:span text:style-name="T12">author</text:span><text:span text:style-name="T5"> </text:span><text:span text:style-name="T13">(onetomany)</text:span></text:p>
            <text:p text:style-name="P1"><text:span text:style-name="T5">activities </text:span><text:span text:style-name="T14">(manytomany)</text:span></text:p>
            <text:p text:style-name="P1"><text:span text:style-name="T5">location</text:span></text:p>
            <draw:enhanced-geometry svg:viewBox="0 0 21600 21600" draw:type="rectangle" draw:enhanced-path="M 0 0 L 21600 0 21600 21600 0 21600 0 0 Z N"/>
          </draw:custom-shape>
        </draw:g>
        <draw:g>
          <draw:connector draw:style-name="gr7" draw:text-style-name="P7" draw:layer="layout" svg:x1="18.542cm" svg:y1="4.109cm" svg:x2="4.618cm" svg:y2="2.042cm" draw:start-shape="id1" draw:start-glue-point="4" svg:d="M18542 4109h-7212v-2067h-6712" svg:viewBox="0 0 13925 2068">
            <text:p/>
          </draw:connector>
          <draw:frame draw:style-name="gr8" draw:text-style-name="P8" draw:layer="layout" svg:width="1.086cm" svg:height="0.645cm" svg:x="17.502cm" svg:y="3.548cm">
            <draw:text-box>
              <text:p><text:span text:style-name="T15">0..n</text:span></text:p>
            </draw:text-box>
          </draw:frame>
          <draw:frame draw:style-name="gr8" draw:text-style-name="P8" draw:layer="layout" svg:width="1.086cm" svg:height="0.645cm" svg:x="6.009cm" svg:y="1.464cm">
            <draw:text-box>
              <text:p><text:span text:style-name="T15">1..1</text:span></text:p>
            </draw:text-box>
          </draw:frame>
        </draw:g>
        <draw:g>
          <draw:connector draw:style-name="gr9" draw:text-style-name="P9" draw:layer="layout" svg:x1="12.954cm" svg:y1="11.376cm" svg:x2="7.366cm" svg:y2="8.581cm" svg:d="M12954 11376h-6088v-2795h500" svg:viewBox="0 0 6089 2796">
            <text:p/>
          </draw:connector>
          <draw:frame draw:style-name="gr10" draw:text-style-name="P10" draw:layer="layout" svg:width="1.086cm" svg:height="0.645cm" svg:x="6.25cm" svg:y="8.012cm">
            <draw:text-box>
              <text:p><text:span text:style-name="T16">0..n</text:span></text:p>
            </draw:text-box>
          </draw:frame>
          <draw:frame draw:style-name="gr10" draw:text-style-name="P10" draw:layer="layout" svg:width="1.086cm" svg:height="0.645cm" svg:x="11.106cm" svg:y="11.476cm">
            <draw:text-box>
              <text:p><text:span text:style-name="T16">1..n</text:span></text:p>
            </draw:text-box>
          </draw:frame>
        </draw:g>
        <draw:g>
          <draw:connector draw:style-name="gr11" draw:text-style-name="P11" draw:layer="layout" svg:x1="18.542cm" svg:y1="4.617cm" svg:x2="12.954cm" svg:y2="11.476cm" draw:start-shape="id1" draw:start-glue-point="5" draw:end-shape="id2" draw:end-glue-point="4" svg:d="M18542 4617h-6088v6859h500" svg:viewBox="0 0 6089 6860">
            <text:p/>
          </draw:connector>
          <draw:frame draw:style-name="gr12" draw:text-style-name="P12" draw:layer="layout" svg:width="1.086cm" svg:height="0.645cm" svg:x="11.395cm" svg:y="10.263cm">
            <draw:text-box>
              <text:p><text:span text:style-name="T17">1..n</text:span></text:p>
            </draw:text-box>
          </draw:frame>
          <draw:frame draw:style-name="gr12" draw:text-style-name="P12" draw:layer="layout" svg:width="1.086cm" svg:height="0.645cm" svg:x="17.519cm" svg:y="4.556cm">
            <draw:text-box>
              <text:p><text:span text:style-name="T17">0..n</text:span></text:p>
            </draw:text-box>
          </draw:frame>
        </draw:g>
        <draw:g>
          <draw:glue-point draw:id="4" svg:x="-5cm" svg:y="-1cm"/>
          <draw:custom-shape draw:style-name="gr3" draw:text-style-name="P6" draw:layer="layout" svg:width="4.064cm" svg:height="0.762cm" svg:x="18.034cm" svg:y="10.46cm">
            <text:p text:style-name="P1"><text:span text:style-name="T1">Level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4.064cm" svg:height="1.778cm" svg:x="18.034cm" svg:y="11.222cm">
            <text:p text:style-name="P1"><text:span text:style-name="T2">id</text:span></text:p>
            <text:p text:style-name="P1"><text:span text:style-name="T9">name</text:span></text:p>
            <text:p text:style-name="P1"><text:span text:style-name="T9">range</text:span></text:p>
            <text:p text:style-name="P1"><text:span text:style-name="T9">logo</text:span></text:p>
            <text:p text:style-name="P1"><text:span text:style-name="T9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onnector draw:style-name="gr13" draw:text-style-name="P13" draw:layer="layout" svg:x1="4.618cm" svg:y1="2.112cm" svg:x2="7.366cm" svg:y2="6.905cm" draw:end-shape="id3" draw:end-glue-point="4" svg:d="M4618 2112h1124v4793h1624" svg:viewBox="0 0 2749 4794">
            <text:p/>
          </draw:connector>
          <draw:frame draw:style-name="gr14" draw:text-style-name="P14" draw:layer="layout" svg:width="1.086cm" svg:height="0.645cm" svg:x="4.556cm" svg:y="1.486cm">
            <draw:text-box>
              <text:p><text:span text:style-name="T18">1..1</text:span></text:p>
            </draw:text-box>
          </draw:frame>
          <draw:frame draw:style-name="gr14" draw:text-style-name="P14" draw:layer="layout" svg:width="1.086cm" svg:height="0.645cm" svg:x="6.28cm" svg:y="6.306cm">
            <draw:text-box>
              <text:p><text:span text:style-name="T18">0..1</text:span></text:p>
            </draw:text-box>
          </draw:frame>
        </draw:g>
        <draw:g>
          <draw:glue-point draw:id="4" svg:x="-5cm" svg:y="-1cm"/>
          <draw:custom-shape draw:style-name="gr15" draw:text-style-name="P15" draw:layer="layout" svg:width="5.026cm" svg:height="0.454cm" svg:x="12.5cm" svg:y="4.672cm">
            <text:p text:style-name="P1"><text:span text:style-name="T19">outings_outing_activit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6" draw:layer="layout" svg:width="5.026cm" svg:height="1.27cm" svg:x="12.5cm" svg:y="5.126cm">
            <text:p text:style-name="P1"><text:span text:style-name="T20">id</text:span></text:p>
            <text:p text:style-name="P1"><text:span text:style-name="T21">outing_id</text:span><text:span text:style-name="T22"> </text:span><text:span text:style-name="T23">(onetomany)</text:span></text:p>
            <text:p text:style-name="P1"><text:span text:style-name="T21">activity_id</text:span><text:span text:style-name="T22"> </text:span><text:span text:style-name="T23">(onetomany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18" draw:layer="layout" svg:width="3.81cm" svg:height="1.039cm" svg:x="23.88cm" svg:y="14.364cm">
          <draw:text-box>
            <text:p text:style-name="P17"><text:span text:style-name="T24">PK</text:span><text:span text:style-name="T25"> : </text:span><text:span text:style-name="T24">Primary Key</text:span></text:p>
            <text:p text:style-name="P17"><text:span text:style-name="T26">FK</text:span><text:span text:style-name="T27"> : </text:span><text:span text:style-name="T26">Foreign Key</text:span></text:p>
          </draw:text-box>
        </draw:frame>
        <draw:g>
          <draw:glue-point draw:id="4" svg:x="-5cm" svg:y="-1cm"/>
          <draw:custom-shape draw:style-name="gr15" draw:text-style-name="P15" draw:layer="layout" svg:width="5.026cm" svg:height="0.454cm" svg:x="4.372cm" svg:y="11.53cm">
            <text:p text:style-name="P1"><text:span text:style-name="T19">profiles_profile_activit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6" draw:layer="layout" svg:width="5.026cm" svg:height="1.27cm" svg:x="4.372cm" svg:y="11.984cm">
            <text:p text:style-name="P1"><text:span text:style-name="T20">id</text:span></text:p>
            <text:p text:style-name="P1"><text:span text:style-name="T21">profile_id</text:span><text:span text:style-name="T22"> </text:span><text:span text:style-name="T23">(onetomany)</text:span></text:p>
            <text:p text:style-name="P1"><text:span text:style-name="T21">activity_id</text:span><text:span text:style-name="T22"> </text:span><text:span text:style-name="T23">(onetomany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8" draw:text-style-name="P20" draw:layer="layout" svg:width="3.048cm" svg:height="1.855cm" svg:x="24.384cm" svg:y="1.914cm">
            <draw:text-box>
              <text:p text:style-name="P19"><text:span text:style-name="T28">In database</text:span></text:p>
              <text:p text:style-name="P19"><text:span text:style-name="T29"/></text:p>
              <text:p text:style-name="P19"><text:span text:style-name="T29">outings_outing</text:span></text:p>
              <text:p text:style-name="P19"><text:span text:style-name="T29">author_id</text:span></text:p>
            </draw:text-box>
          </draw:frame>
          <draw:line draw:style-name="gr19" draw:text-style-name="P21" draw:layer="layout" svg:x1="21.844cm" svg:y1="1.416cm" svg:x2="24.384cm" svg:y2="2.94cm">
            <text:p/>
          </draw:line>
          <draw:line draw:style-name="gr19" draw:text-style-name="P21" draw:layer="layout" svg:x1="22.098cm" svg:y1="4.11cm" svg:x2="24.382cm" svg:y2="3.348cm">
            <text:p/>
          </draw:line>
        </draw:g>
        <draw:g>
          <draw:frame draw:style-name="gr18" draw:text-style-name="P20" draw:layer="layout" svg:width="3.048cm" svg:height="1.855cm" svg:x="13.97cm" svg:y="7.235cm">
            <draw:text-box>
              <text:p text:style-name="P19"><text:span text:style-name="T28">In database</text:span></text:p>
              <text:p text:style-name="P19"><text:span text:style-name="T29"/></text:p>
              <text:p text:style-name="P19"><text:span text:style-name="T29">profiles_profile</text:span></text:p>
              <text:p text:style-name="P19"><text:span text:style-name="T29">user_id</text:span></text:p>
            </draw:text-box>
          </draw:frame>
          <draw:line draw:style-name="gr19" draw:text-style-name="P21" draw:layer="layout" svg:x1="10.414cm" svg:y1="5.534cm" svg:x2="13.97cm" svg:y2="8.328cm">
            <text:p/>
          </draw:line>
          <draw:line draw:style-name="gr19" draw:text-style-name="P21" draw:layer="layout" svg:x1="10.922cm" svg:y1="6.55cm" svg:x2="13.97cm" svg:y2="8.836cm">
            <text:p/>
          </draw:line>
        </draw:g>
        <draw:connector draw:style-name="gr20" draw:text-style-name="P1" draw:layer="layout" svg:x1="7.428cm" svg:y1="2.848cm" svg:x2="4.534cm" svg:y2="2.121cm" draw:start-shape="id4" draw:start-glue-point="6" svg:d="M7428 2848h-1697v-727h-1197" svg:viewBox="0 0 2895 728">
          <text:p/>
        </draw:connector>
        <draw:custom-shape draw:style-name="gr21" draw:text-style-name="P22" xml:id="id4" draw:id="id4" draw:layer="layout" svg:width="2.578cm" svg:height="0.908cm" svg:x="7.428cm" svg:y="2.394cm">
          <text:p text:style-name="P1"><text:span text:style-name="T30">Other </text:span><text:span text:style-name="T30">type of </text:span><text:span text:style-name="T30">user </text:span><text:span text:style-name="T30">with</text:span></text:p>
          <text:p text:style-name="P1"><text:span text:style-name="T30">onetoo</text:span><text:span text:style-name="T30">ne </text:span><text:span text:style-name="T30">relatio</text:span><text:span text:style-name="T30">nsh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356cm" draw:guide-overhang="0.152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5T16:19:57.022062703</meta:creation-date>
    <dc:date>2018-11-30T18:50:35.623362543</dc:date>
    <meta:editing-duration>P1DT18H32M54S</meta:editing-duration>
    <meta:editing-cycles>27</meta:editing-cycles>
    <meta:generator>LibreOffice/6.0.6.2$Linux_X86_64 LibreOffice_project/00m0$Build-2</meta:generator>
    <meta:document-statistic meta:object-count="71"/>
  </office:meta>
</office:document-meta>
</file>